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9.275cm" fo:min-width="17.15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3.691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688cm" fo:min-width="3.39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4.45cm" fo:min-width="3.39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084cm" fo:min-width="0.07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544cm" fo:min-width="3.69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258cm" fo:min-width="0.724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258cm" fo:min-width="0.72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8.132cm" fo:min-width="1.532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893cm" fo:min-width="17.153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036cm" fo:min-width="13.47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655cm" fo:min-width="3.691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655cm" fo:min-width="3.945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909cm" fo:min-width="13.4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653cm" svg:height="9.525cm" svg:x="1.635cm" svg:y="1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1cm" svg:height="2.794cm" svg:x="8.366cm" svg:y="22.463cm">
          <text:p text:style-name="P2">Widgets</text:p>
          <draw:enhanced-geometry svg:viewBox="0 0 21600 21600" draw:extrusion="false" draw:type="rectangle" draw:enhanced-path="M 0 0 L 21600 0 21600 21600 0 21600 0 0 Z N"/>
        </draw:custom-shape>
        <draw:custom-shape draw:style-name="gr3" draw:text-style-name="P1" draw:layer="layout" svg:width="5.842cm" svg:height="3.937cm" svg:x="1.889cm" svg:y="21.955cm">
          <text:p>API ID</text:p>
          <text:p>User ID</text:p>
          <text:p>API Key</text:p>
          <text:p>User Email</text:p>
          <text:p>...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4" draw:text-style-name="P1" draw:layer="layout" svg:width="5.842cm" svg:height="4.699cm" svg:x="1.889cm" svg:y="16.24cm">
          <text:p>URL</text:p>
          <text:p>Timestamp</text:p>
          <text:p>Latency</text:p>
          <text:p>IP</text:p>
          <text:p>Country</text:p>
          <text:p>...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1" draw:layer="layout" svg:width="4.191cm" svg:height="2.794cm" svg:x="8.366cm" svg:y="17.383cm">
          <text:p text:style-name="P2">Elastic</text:p>
          <text:p text:style-name="P2">Query</text:p>
          <draw:enhanced-geometry svg:viewBox="0 0 21600 21600" draw:extrusion="false" draw:type="rectangle" draw:enhanced-path="M 0 0 L 21600 0 21600 21600 0 21600 0 0 Z N"/>
        </draw:custom-shape>
        <draw:custom-shape draw:style-name="gr5" draw:text-style-name="P1" draw:layer="layout" svg:width="1.143cm" svg:height="1.524cm" svg:x="9.763cm" svg:y="20.5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4.191cm" svg:height="2.794cm" svg:x="8.493cm" svg:y="12.811cm">
          <text:p text:style-name="P2">Elastic</text:p>
          <text:p text:style-name="P2">Query</text:p>
          <text:p text:style-name="P2">Response</text:p>
          <draw:enhanced-geometry svg:viewBox="0 0 21600 21600" draw:extrusion="false" draw:type="rectangle" draw:enhanced-path="M 0 0 L 21600 0 21600 21600 0 21600 0 0 Z N"/>
        </draw:custom-shape>
        <draw:custom-shape draw:style-name="gr6" draw:text-style-name="P1" draw:layer="layout" svg:width="4.191cm" svg:height="2.794cm" svg:x="14.716cm" svg:y="14.843cm">
          <text:p text:style-name="P2">Elastic</text:p>
          <draw:enhanced-geometry svg:viewBox="0 0 21600 21600" draw:extrusion="false" draw:type="rectangle" draw:enhanced-path="M 0 0 L 21600 0 21600 21600 0 21600 0 0 Z N"/>
        </draw:custom-shape>
        <draw:custom-shape draw:style-name="gr7" draw:text-style-name="P1" draw:layer="layout" svg:width="1.397cm" svg:height="1.016cm" svg:x="13.002cm" svg:y="14.58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397cm" svg:height="1.016cm" svg:x="13.002cm" svg:y="16.8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2.032cm" svg:height="8.382cm" svg:x="1.635cm" svg:y="3.0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7.653cm" svg:height="1.143cm" svg:x="1.635cm" svg:y="1.8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3.97cm" svg:height="2.286cm" svg:x="4.429cm" svg:y="3.921cm">
          <text:p text:style-name="P2">Line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191cm" svg:height="1.905cm" svg:x="4.429cm" svg:y="6.461cm">
          <text:p text:style-name="P2">Bar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445cm" svg:height="1.905cm" svg:x="9.128cm" svg:y="6.461cm">
          <text:p text:style-name="P2">Area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445cm" svg:height="1.905cm" svg:x="13.954cm" svg:y="6.461cm">
          <text:p text:style-name="P2">Map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3.97cm" svg:height="2.159cm" svg:x="4.429cm" svg:y="8.62cm">
          <text:p text:style-name="P2">Tabl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b2b2b2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ylie Oxley</meta:initial-creator>
    <meta:creation-date>2015-07-29T13:14:28.437142631</meta:creation-date>
    <dc:date>2015-07-29T14:07:39.395416836</dc:date>
    <dc:creator>Brylie Oxley</dc:creator>
    <meta:editing-duration>PT37M57S</meta:editing-duration>
    <meta:editing-cycles>9</meta:editing-cycles>
    <meta:generator>LibreOffice/4.4.2.2$Linux_X86_64 LibreOffice_project/40m0$Build-2</meta:generator>
    <meta:document-statistic meta:object-count="17"/>
  </office:meta>
</office:document-meta>
</file>